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53.78pt" svg:y="25.43pt">
            <loext:p draw:notify-on-update-of-ranges="Sheet1.A1:Sheet1.A1 Sheet1.A2:Sheet1.A2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row table:style-name="ro1">
          <table:table-cell office:value-type="string" calcext:value-type="string">
            <text:p>sim_score:</text:p>
          </table:table-cell>
        </table:table-row>
        <table:table-row table:style-name="ro1">
          <table:table-cell office:value-type="float" office:value="0.162807" calcext:value-type="float">
            <text:p>0.162807</text:p>
          </table:table-cell>
        </table:table-row>
        <table:table-row table:style-name="ro1">
          <table:table-cell office:value-type="float" office:value="0.100185" calcext:value-type="float">
            <text:p>0.100185</text:p>
          </table:table-cell>
        </table:table-row>
        <table:table-row table:style-name="ro1">
          <table:table-cell office:value-type="float" office:value="0.125103" calcext:value-type="float">
            <text:p>0.125103</text:p>
          </table:table-cell>
        </table:table-row>
        <table:table-row table:style-name="ro1">
          <table:table-cell office:value-type="float" office:value="0.154207" calcext:value-type="float">
            <text:p>0.154207</text:p>
          </table:table-cell>
        </table:table-row>
        <table:table-row table:style-name="ro1">
          <table:table-cell office:value-type="float" office:value="0.177778" calcext:value-type="float">
            <text:p>0.177778</text:p>
          </table:table-cell>
        </table:table-row>
        <table:table-row table:style-name="ro1">
          <table:table-cell office:value-type="float" office:value="0.111111" calcext:value-type="float">
            <text:p>0.111111</text:p>
          </table:table-cell>
        </table:table-row>
        <table:table-row table:style-name="ro1">
          <table:table-cell office:value-type="float" office:value="0.044444" calcext:value-type="float">
            <text:p>0.044444</text:p>
          </table:table-cell>
        </table:table-row>
        <table:table-row table:style-name="ro1">
          <table:table-cell office:value-type="float" office:value="0.022222" calcext:value-type="float">
            <text:p>0.022222</text:p>
          </table:table-cell>
        </table:table-row>
        <table:table-row table:style-name="ro1">
          <table:table-cell office:value-type="float" office:value="0.022222" calcext:value-type="float">
            <text:p>0.022222</text:p>
          </table:table-cell>
        </table:table-row>
        <table:table-row table:style-name="ro1">
          <table:table-cell office:value-type="float" office:value="0.040168" calcext:value-type="float">
            <text:p>0.040168</text:p>
          </table:table-cell>
        </table:table-row>
        <table:table-row table:style-name="ro1">
          <table:table-cell office:value-type="float" office:value="0.017946" calcext:value-type="float">
            <text:p>0.017946</text:p>
          </table:table-cell>
        </table:table-row>
        <table:table-row table:style-name="ro1">
          <table:table-cell office:value-type="float" office:value="0.035159" calcext:value-type="float">
            <text:p>0.035159</text:p>
          </table:table-cell>
        </table:table-row>
        <table:table-row table:style-name="ro1">
          <table:table-cell office:value-type="float" office:value="0.073557" calcext:value-type="float">
            <text:p>0.073557</text:p>
          </table:table-cell>
        </table:table-row>
        <table:table-row table:style-name="ro1">
          <table:table-cell office:value-type="float" office:value="0.172282" calcext:value-type="float">
            <text:p>0.172282</text:p>
          </table:table-cell>
        </table:table-row>
        <table:table-row table:style-name="ro1">
          <table:table-cell office:value-type="float" office:value="0.190961" calcext:value-type="float">
            <text:p>0.190961</text:p>
          </table:table-cell>
        </table:table-row>
        <table:table-row table:style-name="ro1">
          <table:table-cell office:value-type="float" office:value="0.152563" calcext:value-type="float">
            <text:p>0.152563</text:p>
          </table:table-cell>
        </table:table-row>
        <table:table-row table:style-name="ro1">
          <table:table-cell office:value-type="float" office:value="0.088265" calcext:value-type="float">
            <text:p>0.088265</text:p>
          </table:table-cell>
        </table:table-row>
        <table:table-row table:style-name="ro1">
          <table:table-cell office:value-type="float" office:value="0.071154" calcext:value-type="float">
            <text:p>0.071154</text:p>
          </table:table-cell>
        </table:table-row>
        <table:table-row table:style-name="ro1">
          <table:table-cell office:value-type="float" office:value="0.07543" calcext:value-type="float">
            <text:p>0.07543</text:p>
          </table:table-cell>
        </table:table-row>
        <table:table-row table:style-name="ro1">
          <table:table-cell office:value-type="float" office:value="0.063226" calcext:value-type="float">
            <text:p>0.063226</text:p>
          </table:table-cell>
        </table:table-row>
        <table:table-row table:style-name="ro1">
          <table:table-cell office:value-type="float" office:value="0.066667" calcext:value-type="float">
            <text:p>0.066667</text:p>
          </table:table-cell>
        </table:table-row>
        <table:table-row table:style-name="ro1">
          <table:table-cell office:value-type="float" office:value="0.065319" calcext:value-type="float">
            <text:p>0.065319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201.15pt" svg:y="48.76pt">
            <loext:p draw:notify-on-update-of-ranges="Sheet2.A1:Sheet2.A1 Sheet2.A2:Sheet2.A8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200.35pt" svg:y="298.77pt">
            <loext:p draw:notify-on-update-of-ranges="Sheet2.B1:Sheet2.B1 Sheet2.B2:Sheet2.B8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1">
          <table:table-cell table:number-columns-repeated="2" office:value-type="string" calcext:value-type="string">
            <text:p>sim_score:</text:p>
          </table:table-cell>
        </table:table-row>
        <table:table-row table:style-name="ro1">
          <table:table-cell office:value-type="float" office:value="0.1276" calcext:value-type="float">
            <text:p>0.1276</text:p>
          </table:table-cell>
          <table:table-cell office:value-type="float" office:value="0.127621" calcext:value-type="float">
            <text:p>0.127621</text:p>
          </table:table-cell>
        </table:table-row>
        <table:table-row table:style-name="ro1">
          <table:table-cell office:value-type="float" office:value="0.0896" calcext:value-type="float">
            <text:p>0.0896</text:p>
          </table:table-cell>
          <table:table-cell office:value-type="float" office:value="0.08959" calcext:value-type="float">
            <text:p>0.08959</text:p>
          </table:table-cell>
        </table:table-row>
        <table:table-row table:style-name="ro1">
          <table:table-cell office:value-type="float" office:value="0.1492" calcext:value-type="float">
            <text:p>0.1492</text:p>
          </table:table-cell>
          <table:table-cell office:value-type="float" office:value="0.14924" calcext:value-type="float">
            <text:p>0.14924</text:p>
          </table:table-cell>
        </table:table-row>
        <table:table-row table:style-name="ro1">
          <table:table-cell office:value-type="float" office:value="0.2616" calcext:value-type="float">
            <text:p>0.2616</text:p>
          </table:table-cell>
          <table:table-cell office:value-type="float" office:value="0.261645" calcext:value-type="float">
            <text:p>0.261645</text:p>
          </table:table-cell>
        </table:table-row>
        <table:table-row table:style-name="ro1">
          <table:table-cell office:value-type="float" office:value="0.3707" calcext:value-type="float">
            <text:p>0.3707</text:p>
          </table:table-cell>
          <table:table-cell office:value-type="float" office:value="0.370669" calcext:value-type="float">
            <text:p>0.370669</text:p>
          </table:table-cell>
        </table:table-row>
        <table:table-row table:style-name="ro1">
          <table:table-cell office:value-type="float" office:value="0.3549" calcext:value-type="float">
            <text:p>0.3549</text:p>
          </table:table-cell>
          <table:table-cell office:value-type="float" office:value="0.35486" calcext:value-type="float">
            <text:p>0.35486</text:p>
          </table:table-cell>
        </table:table-row>
        <table:table-row table:style-name="ro1">
          <table:table-cell office:value-type="float" office:value="0.2296" calcext:value-type="float">
            <text:p>0.2296</text:p>
          </table:table-cell>
          <table:table-cell office:value-type="float" office:value="0.229616" calcext:value-type="float">
            <text:p>0.229616</text:p>
          </table:table-cell>
        </table:table-row>
        <table:table-row table:style-name="ro1">
          <table:table-cell office:value-type="float" office:value="0.1044" calcext:value-type="float">
            <text:p>0.1044</text:p>
          </table:table-cell>
          <table:table-cell office:value-type="float" office:value="0.104371" calcext:value-type="float">
            <text:p>0.104371</text:p>
          </table:table-cell>
        </table:table-row>
        <table:table-row table:style-name="ro1">
          <table:table-cell office:value-type="float" office:value="0.0417" calcext:value-type="float">
            <text:p>0.0417</text:p>
          </table:table-cell>
          <table:table-cell office:value-type="float" office:value="0.041748" calcext:value-type="float">
            <text:p>0.041748</text:p>
          </table:table-cell>
        </table:table-row>
        <table:table-row table:style-name="ro1">
          <table:table-cell office:value-type="float" office:value="0.0626" calcext:value-type="float">
            <text:p>0.0626</text:p>
          </table:table-cell>
          <table:table-cell office:value-type="float" office:value="0.062622" calcext:value-type="float">
            <text:p>0.062622</text:p>
          </table:table-cell>
        </table:table-row>
        <table:table-row table:style-name="ro1">
          <table:table-cell office:value-type="float" office:value="0.1044" calcext:value-type="float">
            <text:p>0.1044</text:p>
          </table:table-cell>
          <table:table-cell office:value-type="float" office:value="0.104371" calcext:value-type="float">
            <text:p>0.104371</text:p>
          </table:table-cell>
        </table:table-row>
        <table:table-row table:style-name="ro1">
          <table:table-cell office:value-type="float" office:value="0.1879" calcext:value-type="float">
            <text:p>0.1879</text:p>
          </table:table-cell>
          <table:table-cell office:value-type="float" office:value="0.187867" calcext:value-type="float">
            <text:p>0.187867</text:p>
          </table:table-cell>
        </table:table-row>
        <table:table-row table:style-name="ro1">
          <table:table-cell office:value-type="float" office:value="0.2296" calcext:value-type="float">
            <text:p>0.2296</text:p>
          </table:table-cell>
          <table:table-cell office:value-type="float" office:value="0.229616" calcext:value-type="float">
            <text:p>0.229616</text:p>
          </table:table-cell>
        </table:table-row>
        <table:table-row table:style-name="ro1">
          <table:table-cell office:value-type="float" office:value="0.1858" calcext:value-type="float">
            <text:p>0.1858</text:p>
          </table:table-cell>
          <table:table-cell office:value-type="float" office:value="0.185774" calcext:value-type="float">
            <text:p>0.185774</text:p>
          </table:table-cell>
        </table:table-row>
        <table:table-row table:style-name="ro1">
          <table:table-cell office:value-type="float" office:value="0.1774" calcext:value-type="float">
            <text:p>0.1774</text:p>
          </table:table-cell>
          <table:table-cell office:value-type="float" office:value="0.177403" calcext:value-type="float">
            <text:p>0.177403</text:p>
          </table:table-cell>
        </table:table-row>
        <table:table-row table:style-name="ro1">
          <table:table-cell office:value-type="float" office:value="0.1681" calcext:value-type="float">
            <text:p>0.1681</text:p>
          </table:table-cell>
          <table:table-cell office:value-type="float" office:value="0.168095" calcext:value-type="float">
            <text:p>0.168095</text:p>
          </table:table-cell>
        </table:table-row>
        <table:table-row table:style-name="ro1">
          <table:table-cell office:value-type="float" office:value="0.2606" calcext:value-type="float">
            <text:p>0.2606</text:p>
          </table:table-cell>
          <table:table-cell office:value-type="float" office:value="0.260596" calcext:value-type="float">
            <text:p>0.260596</text:p>
          </table:table-cell>
        </table:table-row>
        <table:table-row table:style-name="ro1">
          <table:table-cell office:value-type="float" office:value="0.2913" calcext:value-type="float">
            <text:p>0.2913</text:p>
          </table:table-cell>
          <table:table-cell office:value-type="float" office:value="0.291323" calcext:value-type="float">
            <text:p>0.291323</text:p>
          </table:table-cell>
        </table:table-row>
        <table:table-row table:style-name="ro1">
          <table:table-cell office:value-type="float" office:value="0.3124" calcext:value-type="float">
            <text:p>0.3124</text:p>
          </table:table-cell>
          <table:table-cell office:value-type="float" office:value="0.312372" calcext:value-type="float">
            <text:p>0.312372</text:p>
          </table:table-cell>
        </table:table-row>
        <table:table-row table:style-name="ro1">
          <table:table-cell office:value-type="float" office:value="0.2678" calcext:value-type="float">
            <text:p>0.2678</text:p>
          </table:table-cell>
          <table:table-cell office:value-type="float" office:value="0.267839" calcext:value-type="float">
            <text:p>0.267839</text:p>
          </table:table-cell>
        </table:table-row>
        <table:table-row table:style-name="ro1">
          <table:table-cell office:value-type="float" office:value="0.2322" calcext:value-type="float">
            <text:p>0.2322</text:p>
          </table:table-cell>
          <table:table-cell office:value-type="float" office:value="0.232164" calcext:value-type="float">
            <text:p>0.232164</text:p>
          </table:table-cell>
        </table:table-row>
        <table:table-row table:style-name="ro1">
          <table:table-cell office:value-type="float" office:value="0.1926" calcext:value-type="float">
            <text:p>0.1926</text:p>
          </table:table-cell>
          <table:table-cell office:value-type="float" office:value="0.192567" calcext:value-type="float">
            <text:p>0.192567</text:p>
          </table:table-cell>
        </table:table-row>
        <table:table-row table:style-name="ro1">
          <table:table-cell office:value-type="float" office:value="0.1611" calcext:value-type="float">
            <text:p>0.1611</text:p>
          </table:table-cell>
          <table:table-cell office:value-type="float" office:value="0.161101" calcext:value-type="float">
            <text:p>0.161101</text:p>
          </table:table-cell>
        </table:table-row>
        <table:table-row table:style-name="ro1">
          <table:table-cell office:value-type="float" office:value="0.1262" calcext:value-type="float">
            <text:p>0.1262</text:p>
          </table:table-cell>
          <table:table-cell office:value-type="float" office:value="0.126209" calcext:value-type="float">
            <text:p>0.126209</text:p>
          </table:table-cell>
        </table:table-row>
        <table:table-row table:style-name="ro1">
          <table:table-cell office:value-type="float" office:value="0.1693" calcext:value-type="float">
            <text:p>0.1693</text:p>
          </table:table-cell>
          <table:table-cell office:value-type="float" office:value="0.169292" calcext:value-type="float">
            <text:p>0.169292</text:p>
          </table:table-cell>
        </table:table-row>
        <table:table-row table:style-name="ro1">
          <table:table-cell office:value-type="float" office:value="0.1735" calcext:value-type="float">
            <text:p>0.1735</text:p>
          </table:table-cell>
          <table:table-cell office:value-type="float" office:value="0.173498" calcext:value-type="float">
            <text:p>0.173498</text:p>
          </table:table-cell>
        </table:table-row>
        <table:table-row table:style-name="ro1">
          <table:table-cell office:value-type="float" office:value="0.1591" calcext:value-type="float">
            <text:p>0.1591</text:p>
          </table:table-cell>
          <table:table-cell office:value-type="float" office:value="0.159089" calcext:value-type="float">
            <text:p>0.159089</text:p>
          </table:table-cell>
        </table:table-row>
        <table:table-row table:style-name="ro1">
          <table:table-cell office:value-type="float" office:value="0.0604" calcext:value-type="float">
            <text:p>0.0604</text:p>
          </table:table-cell>
          <table:table-cell office:value-type="float" office:value="0.060364" calcext:value-type="float">
            <text:p>0.060364</text:p>
          </table:table-cell>
        </table:table-row>
        <table:table-row table:style-name="ro1">
          <table:table-cell office:value-type="float" office:value="0.0209" calcext:value-type="float">
            <text:p>0.0209</text:p>
          </table:table-cell>
          <table:table-cell office:value-type="float" office:value="0.020874" calcext:value-type="float">
            <text:p>0.020874</text:p>
          </table:table-cell>
        </table:table-row>
        <table:table-row table:style-name="ro1">
          <table:table-cell office:value-type="float" office:value="0.0395" calcext:value-type="float">
            <text:p>0.0395</text:p>
          </table:table-cell>
          <table:table-cell office:value-type="float" office:value="0.03949" calcext:value-type="float">
            <text:p>0.03949</text:p>
          </table:table-cell>
        </table:table-row>
        <table:table-row table:style-name="ro1">
          <table:table-cell office:value-type="float" office:value="0.0395" calcext:value-type="float">
            <text:p>0.0395</text:p>
          </table:table-cell>
          <table:table-cell office:value-type="float" office:value="0.03949" calcext:value-type="float">
            <text:p>0.03949</text:p>
          </table:table-cell>
        </table:table-row>
        <table:table-row table:style-name="ro1">
          <table:table-cell office:value-type="float" office:value="0.0604" calcext:value-type="float">
            <text:p>0.0604</text:p>
          </table:table-cell>
          <table:table-cell office:value-type="float" office:value="0.060364" calcext:value-type="float">
            <text:p>0.060364</text:p>
          </table:table-cell>
        </table:table-row>
        <table:table-row table:style-name="ro1">
          <table:table-cell office:value-type="float" office:value="0.0209" calcext:value-type="float">
            <text:p>0.0209</text:p>
          </table:table-cell>
          <table:table-cell office:value-type="float" office:value="0.020874" calcext:value-type="float">
            <text:p>0.020874</text:p>
          </table:table-cell>
        </table:table-row>
        <table:table-row table:style-name="ro1">
          <table:table-cell office:value-type="float" office:value="0.0209" calcext:value-type="float">
            <text:p>0.0209</text:p>
          </table:table-cell>
          <table:table-cell office:value-type="float" office:value="0.020874" calcext:value-type="float">
            <text:p>0.02087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92" calcext:value-type="float">
            <text:p>0.0392</text:p>
          </table:table-cell>
          <table:table-cell office:value-type="float" office:value="0.039216" calcext:value-type="float">
            <text:p>0.039216</text:p>
          </table:table-cell>
        </table:table-row>
        <table:table-row table:style-name="ro1">
          <table:table-cell office:value-type="float" office:value="0.0763" calcext:value-type="float">
            <text:p>0.0763</text:p>
          </table:table-cell>
          <table:table-cell office:value-type="float" office:value="0.07631" calcext:value-type="float">
            <text:p>0.07631</text:p>
          </table:table-cell>
        </table:table-row>
        <table:table-row table:style-name="ro1">
          <table:table-cell office:value-type="float" office:value="0.1081" calcext:value-type="float">
            <text:p>0.1081</text:p>
          </table:table-cell>
          <table:table-cell office:value-type="float" office:value="0.108056" calcext:value-type="float">
            <text:p>0.108056</text:p>
          </table:table-cell>
        </table:table-row>
        <table:table-row table:style-name="ro1">
          <table:table-cell office:value-type="float" office:value="0.0688" calcext:value-type="float">
            <text:p>0.0688</text:p>
          </table:table-cell>
          <table:table-cell office:value-type="float" office:value="0.06884" calcext:value-type="float">
            <text:p>0.06884</text:p>
          </table:table-cell>
        </table:table-row>
        <table:table-row table:style-name="ro1">
          <table:table-cell office:value-type="float" office:value="0.0688" calcext:value-type="float">
            <text:p>0.0688</text:p>
          </table:table-cell>
          <table:table-cell office:value-type="float" office:value="0.06884" calcext:value-type="float">
            <text:p>0.06884</text:p>
          </table:table-cell>
        </table:table-row>
        <table:table-row table:style-name="ro1">
          <table:table-cell office:value-type="float" office:value="0.0788" calcext:value-type="float">
            <text:p>0.0788</text:p>
          </table:table-cell>
          <table:table-cell office:value-type="float" office:value="0.078843" calcext:value-type="float">
            <text:p>0.078843</text:p>
          </table:table-cell>
        </table:table-row>
        <table:table-row table:style-name="ro1">
          <table:table-cell office:value-type="float" office:value="0.1345" calcext:value-type="float">
            <text:p>0.1345</text:p>
          </table:table-cell>
          <table:table-cell office:value-type="float" office:value="0.134484" calcext:value-type="float">
            <text:p>0.134484</text:p>
          </table:table-cell>
        </table:table-row>
        <table:table-row table:style-name="ro1">
          <table:table-cell office:value-type="float" office:value="0.0974" calcext:value-type="float">
            <text:p>0.0974</text:p>
          </table:table-cell>
          <table:table-cell office:value-type="float" office:value="0.09739" calcext:value-type="float">
            <text:p>0.09739</text:p>
          </table:table-cell>
        </table:table-row>
        <table:table-row table:style-name="ro1">
          <table:table-cell office:value-type="float" office:value="0.089" calcext:value-type="float">
            <text:p>0.089</text:p>
          </table:table-cell>
          <table:table-cell office:value-type="float" office:value="0.089017" calcext:value-type="float">
            <text:p>0.089017</text:p>
          </table:table-cell>
        </table:table-row>
        <table:table-row table:style-name="ro1">
          <table:table-cell office:value-type="float" office:value="0.0687" calcext:value-type="float">
            <text:p>0.0687</text:p>
          </table:table-cell>
          <table:table-cell office:value-type="float" office:value="0.068659" calcext:value-type="float">
            <text:p>0.068659</text:p>
          </table:table-cell>
        </table:table-row>
        <table:table-row table:style-name="ro1">
          <table:table-cell office:value-type="float" office:value="0.1062" calcext:value-type="float">
            <text:p>0.1062</text:p>
          </table:table-cell>
          <table:table-cell office:value-type="float" office:value="0.106221" calcext:value-type="float">
            <text:p>0.106221</text:p>
          </table:table-cell>
        </table:table-row>
        <table:table-row table:style-name="ro1">
          <table:table-cell office:value-type="float" office:value="0.1709" calcext:value-type="float">
            <text:p>0.1709</text:p>
          </table:table-cell>
          <table:table-cell office:value-type="float" office:value="0.170885" calcext:value-type="float">
            <text:p>0.170885</text:p>
          </table:table-cell>
        </table:table-row>
        <table:table-row table:style-name="ro1">
          <table:table-cell office:value-type="float" office:value="0.2336" calcext:value-type="float">
            <text:p>0.2336</text:p>
          </table:table-cell>
          <table:table-cell office:value-type="float" office:value="0.233641" calcext:value-type="float">
            <text:p>0.233641</text:p>
          </table:table-cell>
        </table:table-row>
        <table:table-row table:style-name="ro1">
          <table:table-cell office:value-type="float" office:value="0.2295" calcext:value-type="float">
            <text:p>0.2295</text:p>
          </table:table-cell>
          <table:table-cell office:value-type="float" office:value="0.229454" calcext:value-type="float">
            <text:p>0.229454</text:p>
          </table:table-cell>
        </table:table-row>
        <table:table-row table:style-name="ro1">
          <table:table-cell office:value-type="float" office:value="0.1473" calcext:value-type="float">
            <text:p>0.1473</text:p>
          </table:table-cell>
          <table:table-cell office:value-type="float" office:value="0.147287" calcext:value-type="float">
            <text:p>0.147287</text:p>
          </table:table-cell>
        </table:table-row>
        <table:table-row table:style-name="ro1">
          <table:table-cell office:value-type="float" office:value="0.208" calcext:value-type="float">
            <text:p>0.208</text:p>
          </table:table-cell>
          <table:table-cell office:value-type="float" office:value="0.208025" calcext:value-type="float">
            <text:p>0.208025</text:p>
          </table:table-cell>
        </table:table-row>
        <table:table-row table:style-name="ro1">
          <table:table-cell office:value-type="float" office:value="0.2923" calcext:value-type="float">
            <text:p>0.2923</text:p>
          </table:table-cell>
          <table:table-cell office:value-type="float" office:value="0.292297" calcext:value-type="float">
            <text:p>0.292297</text:p>
          </table:table-cell>
        </table:table-row>
        <table:table-row table:style-name="ro1">
          <table:table-cell office:value-type="float" office:value="0.4529" calcext:value-type="float">
            <text:p>0.4529</text:p>
          </table:table-cell>
          <table:table-cell office:value-type="float" office:value="0.452894" calcext:value-type="float">
            <text:p>0.452894</text:p>
          </table:table-cell>
        </table:table-row>
        <table:table-row table:style-name="ro1">
          <table:table-cell office:value-type="float" office:value="0.4705" calcext:value-type="float">
            <text:p>0.4705</text:p>
          </table:table-cell>
          <table:table-cell office:value-type="float" office:value="0.470536" calcext:value-type="float">
            <text:p>0.470536</text:p>
          </table:table-cell>
        </table:table-row>
        <table:table-row table:style-name="ro1">
          <table:table-cell office:value-type="float" office:value="0.5117" calcext:value-type="float">
            <text:p>0.5117</text:p>
          </table:table-cell>
          <table:table-cell office:value-type="float" office:value="0.511666" calcext:value-type="float">
            <text:p>0.511666</text:p>
          </table:table-cell>
        </table:table-row>
        <table:table-row table:style-name="ro1">
          <table:table-cell office:value-type="float" office:value="0.494" calcext:value-type="float">
            <text:p>0.494</text:p>
          </table:table-cell>
          <table:table-cell office:value-type="float" office:value="0.493972" calcext:value-type="float">
            <text:p>0.493972</text:p>
          </table:table-cell>
        </table:table-row>
        <table:table-row table:style-name="ro1">
          <table:table-cell office:value-type="float" office:value="0.4587" calcext:value-type="float">
            <text:p>0.4587</text:p>
          </table:table-cell>
          <table:table-cell office:value-type="float" office:value="0.458689" calcext:value-type="float">
            <text:p>0.458689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0.397951" calcext:value-type="float">
            <text:p>0.397951</text:p>
          </table:table-cell>
        </table:table-row>
        <table:table-row table:style-name="ro1">
          <table:table-cell office:value-type="float" office:value="0.3134" calcext:value-type="float">
            <text:p>0.3134</text:p>
          </table:table-cell>
          <table:table-cell office:value-type="float" office:value="0.313363" calcext:value-type="float">
            <text:p>0.313363</text:p>
          </table:table-cell>
        </table:table-row>
        <table:table-row table:style-name="ro1">
          <table:table-cell office:value-type="float" office:value="0.2703" calcext:value-type="float">
            <text:p>0.2703</text:p>
          </table:table-cell>
          <table:table-cell office:value-type="float" office:value="0.270267" calcext:value-type="float">
            <text:p>0.270267</text:p>
          </table:table-cell>
        </table:table-row>
        <table:table-row table:style-name="ro1">
          <table:table-cell office:value-type="float" office:value="0.2474" calcext:value-type="float">
            <text:p>0.2474</text:p>
          </table:table-cell>
          <table:table-cell office:value-type="float" office:value="0.247353" calcext:value-type="float">
            <text:p>0.247353</text:p>
          </table:table-cell>
        </table:table-row>
        <table:table-row table:style-name="ro1">
          <table:table-cell office:value-type="float" office:value="0.3319" calcext:value-type="float">
            <text:p>0.3319</text:p>
          </table:table-cell>
          <table:table-cell office:value-type="float" office:value="0.331941" calcext:value-type="float">
            <text:p>0.331941</text:p>
          </table:table-cell>
        </table:table-row>
        <table:table-row table:style-name="ro1">
          <table:table-cell office:value-type="float" office:value="0.3712" calcext:value-type="float">
            <text:p>0.3712</text:p>
          </table:table-cell>
          <table:table-cell office:value-type="float" office:value="0.371157" calcext:value-type="float">
            <text:p>0.371157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375012" calcext:value-type="float">
            <text:p>0.375012</text:p>
          </table:table-cell>
        </table:table-row>
        <table:table-row table:style-name="ro1">
          <table:table-cell office:value-type="float" office:value="0.2997" calcext:value-type="float">
            <text:p>0.2997</text:p>
          </table:table-cell>
          <table:table-cell office:value-type="float" office:value="0.299731" calcext:value-type="float">
            <text:p>0.299731</text:p>
          </table:table-cell>
        </table:table-row>
        <table:table-row table:style-name="ro1">
          <table:table-cell office:value-type="float" office:value="0.1847" calcext:value-type="float">
            <text:p>0.1847</text:p>
          </table:table-cell>
          <table:table-cell office:value-type="float" office:value="0.184699" calcext:value-type="float">
            <text:p>0.184699</text:p>
          </table:table-cell>
        </table:table-row>
        <table:table-row table:style-name="ro1">
          <table:table-cell office:value-type="float" office:value="0.1057" calcext:value-type="float">
            <text:p>0.1057</text:p>
          </table:table-cell>
          <table:table-cell office:value-type="float" office:value="0.105719" calcext:value-type="float">
            <text:p>0.105719</text:p>
          </table:table-cell>
        </table:table-row>
        <table:table-row table:style-name="ro1">
          <table:table-cell office:value-type="float" office:value="0.0222" calcext:value-type="float">
            <text:p>0.0222</text:p>
          </table:table-cell>
          <table:table-cell office:value-type="float" office:value="0.022222" calcext:value-type="float">
            <text:p>0.0222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97" calcext:value-type="float">
            <text:p>0.0197</text:p>
          </table:table-cell>
          <table:table-cell office:value-type="float" office:value="0.019745" calcext:value-type="float">
            <text:p>0.019745</text:p>
          </table:table-cell>
        </table:table-row>
        <table:table-row table:style-name="ro1">
          <table:table-cell office:value-type="float" office:value="0.0197" calcext:value-type="float">
            <text:p>0.0197</text:p>
          </table:table-cell>
          <table:table-cell office:value-type="float" office:value="0.019745" calcext:value-type="float">
            <text:p>0.019745</text:p>
          </table:table-cell>
        </table:table-row>
        <table:table-row table:style-name="ro1">
          <table:table-cell office:value-type="float" office:value="0.0824" calcext:value-type="float">
            <text:p>0.0824</text:p>
          </table:table-cell>
          <table:table-cell office:value-type="float" office:value="0.082367" calcext:value-type="float">
            <text:p>0.082367</text:p>
          </table:table-cell>
        </table:table-row>
        <table:table-row table:style-name="ro1">
          <table:table-cell office:value-type="float" office:value="0.1044" calcext:value-type="float">
            <text:p>0.1044</text:p>
          </table:table-cell>
          <table:table-cell office:value-type="float" office:value="0.104371" calcext:value-type="float">
            <text:p>0.104371</text:p>
          </table:table-cell>
        </table:table-row>
        <table:table-row table:style-name="ro1">
          <table:table-cell office:value-type="float" office:value="0.1229" calcext:value-type="float">
            <text:p>0.1229</text:p>
          </table:table-cell>
          <table:table-cell office:value-type="float" office:value="0.122918" calcext:value-type="float">
            <text:p>0.122918</text:p>
          </table:table-cell>
        </table:table-row>
        <table:table-row table:style-name="ro1">
          <table:table-cell office:value-type="float" office:value="0.0603" calcext:value-type="float">
            <text:p>0.0603</text:p>
          </table:table-cell>
          <table:table-cell office:value-type="float" office:value="0.060295" calcext:value-type="float">
            <text:p>0.060295</text:p>
          </table:table-cell>
        </table:table-row>
        <table:table-row table:style-name="ro1">
          <table:table-cell office:value-type="float" office:value="0.058" calcext:value-type="float">
            <text:p>0.058</text:p>
          </table:table-cell>
          <table:table-cell office:value-type="float" office:value="0.058037" calcext:value-type="float">
            <text:p>0.058037</text:p>
          </table:table-cell>
        </table:table-row>
        <table:table-row table:style-name="ro1">
          <table:table-cell office:value-type="float" office:value="0.079" calcext:value-type="float">
            <text:p>0.079</text:p>
          </table:table-cell>
          <table:table-cell office:value-type="float" office:value="0.07898" calcext:value-type="float">
            <text:p>0.07898</text:p>
          </table:table-cell>
        </table:table-row>
        <table:table-row table:style-name="ro1">
          <table:table-cell office:value-type="float" office:value="0.1185" calcext:value-type="float">
            <text:p>0.1185</text:p>
          </table:table-cell>
          <table:table-cell office:value-type="float" office:value="0.11847" calcext:value-type="float">
            <text:p>0.11847</text:p>
          </table:table-cell>
        </table:table-row>
        <table:table-row table:style-name="ro1">
          <table:table-cell office:value-type="float" office:value="0.1416" calcext:value-type="float">
            <text:p>0.1416</text:p>
          </table:table-cell>
          <table:table-cell office:value-type="float" office:value="0.141602" calcext:value-type="float">
            <text:p>0.141602</text:p>
          </table:table-cell>
        </table:table-row>
        <table:table-row table:style-name="ro1">
          <table:table-cell office:value-type="float" office:value="0.1416" calcext:value-type="float">
            <text:p>0.1416</text:p>
          </table:table-cell>
          <table:table-cell office:value-type="float" office:value="0.141602" calcext:value-type="float">
            <text:p>0.141602</text:p>
          </table:table-cell>
        </table:table-row>
        <table:table-row table:style-name="ro1">
          <table:table-cell office:value-type="float" office:value="0.1439" calcext:value-type="float">
            <text:p>0.1439</text:p>
          </table:table-cell>
          <table:table-cell office:value-type="float" office:value="0.143861" calcext:value-type="float">
            <text:p>0.143861</text:p>
          </table:table-cell>
        </table:table-row>
        <table:table-row table:style-name="ro1">
          <table:table-cell office:value-type="float" office:value="0.0812" calcext:value-type="float">
            <text:p>0.0812</text:p>
          </table:table-cell>
          <table:table-cell office:value-type="float" office:value="0.081238" calcext:value-type="float">
            <text:p>0.081238</text:p>
          </table:table-cell>
        </table:table-row>
        <table:table-row table:style-name="ro1">
          <table:table-cell office:value-type="float" office:value="0.0417" calcext:value-type="float">
            <text:p>0.0417</text:p>
          </table:table-cell>
          <table:table-cell office:value-type="float" office:value="0.041748" calcext:value-type="float">
            <text:p>0.041748</text:p>
          </table:table-cell>
        </table:table-row>
      </table:table>
      <table:table table:name="Sheet3" table:style-name="ta1">
        <table:table-column table:style-name="co2" table:default-cell-style-name="ce1"/>
        <table:table-column table:style-name="co1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im_score:</text:p>
          </table:table-cell>
        </table:table-row>
        <table:table-row table:style-name="ro1">
          <table:table-cell/>
          <table:table-cell table:style-name="ce1" office:value-type="string" calcext:value-type="string">
            <text:p>0.162807 0.100185 0.125103 0.154207 0.177778 0.111111 0.044444 0.022222 0.022222 0.040168 0.017946 0.035159 0.073557 0.172282 0.190961 0.152563 0.088265 0.071154 0.075430 0.063226 0.066667 0.065319 </text:p>
          </table:table-cell>
        </table:table-row>
        <table:table-row table:style-name="ro1">
          <table:table-cell/>
          <table:table-cell table:style-name="ce1" office:value-type="string" calcext:value-type="string">
            <text:p>depth_score:</text:p>
          </table:table-cell>
        </table:table-row>
        <table:table-row table:style-name="ro1">
          <table:table-cell/>
          <table:table-cell table:style-name="ce1" office:value-type="string" calcext:value-type="string">
            <text:p>0.000000 0.077593 0.052675 0.023570 0.000000 0.066667 0.133333 0.173502 0.173502 0.000000 0.195237 0.155801 0.117404 0.018679 0.000000 0.038398 0.102696 0.124083 0.000000 0.015645 0.000000 0.001348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im_score:</text:p>
          </table:table-cell>
        </table:table-row>
        <table:table-row table:style-name="ro1">
          <table:table-cell/>
          <table:table-cell table:style-name="ce1" office:value-type="string" calcext:value-type="string">
            <text:p>0.162807, 0.100185, 0.125103, 0.154207, 0.177778, 0.111111, 0.044444, 0.022222, 0.022222, 0.040168, 0.017946, 0.035159, 0.073557, 0.172282, 0.190961, 0.152563, 0.088265, 0.071154, 0.075430, 0.063226, 0.066667, 0.065319, </text:p>
          </table:table-cell>
        </table:table-row>
        <table:table-row table:style-name="ro1">
          <table:table-cell/>
          <table:table-cell table:style-name="ce1" office:value-type="string" calcext:value-type="string">
            <text:p>depth_score:</text:p>
          </table:table-cell>
        </table:table-row>
        <table:table-row table:style-name="ro1">
          <table:table-cell/>
          <table:table-cell table:style-name="ce1" office:value-type="string" calcext:value-type="string">
            <text:p>0.000000, 0.077593, 0.052675, 0.023570, 0.000000, 0.066667, 0.133333, 0.173502, 0.173502, 0.000000, 0.195237, 0.155801, 0.117404, 0.018679, 0.000000, 0.038398, 0.102696, 0.124083, 0.000000, 0.015645, 0.000000, 0.001348, </text:p>
          </table:table-cell>
        </table:table-row>
        <table:table-row table:style-name="ro1" table:number-rows-repeated="1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2" table:target-range-address="Sheet3.A2:Sheet3.B23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14:01:44.508163330</meta:creation-date>
    <dc:date>2017-12-18T17:07:57.545347352</dc:date>
    <meta:editing-duration>PT1H45M1S</meta:editing-duration>
    <meta:editing-cycles>1</meta:editing-cycles>
    <meta:document-statistic meta:table-count="3" meta:cell-count="207" meta:object-count="3"/>
    <meta:generator>LibreOffice/5.2.7.2$Linux_X86_64 LibreOffice_project/20m0$Build-2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4.201cm" style:legend-expansion="high" chart:style-name="ch2"/>
        <chart:plot-area chart:style-name="ch3" table:cell-range-address="Sheet2.A1:Sheet2.A88" chart:data-source-has-labels="row" svg:x="0.32cm" svg:y="0.18cm" svg:width="12.323cm" svg:height="8.64cm">
          <chartooo:coordinate-region svg:x="1.047cm" svg:y="0.38cm" svg:width="11.596cm" svg:height="7.6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2:Sheet2.A88" chart:label-cell-address="Sheet2.A1:Sheet2.A1" chart:class="chart:line">
            <chart:data-point chart:repeated="8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_score:</text:p>
                <draw:g>
                  <svg:desc>Sheet2.A1:Sheet2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76">
                <text:p>0.1276</text:p>
                <draw:g>
                  <svg:desc>Sheet2.A2:Sheet2.A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96">
                <text:p>0.0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92">
                <text:p>0.1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16">
                <text:p>0.26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707">
                <text:p>0.37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49">
                <text:p>0.35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96">
                <text:p>0.2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44">
                <text:p>0.10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17">
                <text:p>0.04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26">
                <text:p>0.06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44">
                <text:p>0.10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879">
                <text:p>0.18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96">
                <text:p>0.22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58">
                <text:p>0.18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774">
                <text:p>0.17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81">
                <text:p>0.16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606">
                <text:p>0.26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913">
                <text:p>0.29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24">
                <text:p>0.31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78">
                <text:p>0.26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322">
                <text:p>0.23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926">
                <text:p>0.19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611">
                <text:p>0.16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62">
                <text:p>0.12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93">
                <text:p>0.16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735">
                <text:p>0.17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91">
                <text:p>0.15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604">
                <text:p>0.06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09">
                <text:p>0.02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95">
                <text:p>0.03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95">
                <text:p>0.03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04">
                <text:p>0.06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09">
                <text:p>0.02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09">
                <text:p>0.02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92">
                <text:p>0.03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63">
                <text:p>0.07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081">
                <text:p>0.10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688">
                <text:p>0.06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88">
                <text:p>0.06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88">
                <text:p>0.07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345">
                <text:p>0.13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974">
                <text:p>0.09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687">
                <text:p>0.06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062">
                <text:p>0.10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709">
                <text:p>0.17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336">
                <text:p>0.23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295">
                <text:p>0.22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473">
                <text:p>0.14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923">
                <text:p>0.2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529">
                <text:p>0.45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705">
                <text:p>0.47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117">
                <text:p>0.51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94">
                <text:p>0.4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587">
                <text:p>0.45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98">
                <text:p>0.3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134">
                <text:p>0.31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703">
                <text:p>0.27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474">
                <text:p>0.24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319">
                <text:p>0.33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712">
                <text:p>0.37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997">
                <text:p>0.29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847">
                <text:p>0.18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057">
                <text:p>0.10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97">
                <text:p>0.01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97">
                <text:p>0.01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824">
                <text:p>0.08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044">
                <text:p>0.10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229">
                <text:p>0.12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603">
                <text:p>0.06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185">
                <text:p>0.11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416">
                <text:p>0.14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416">
                <text:p>0.14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439">
                <text:p>0.14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12">
                <text:p>0.08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417">
                <text:p>0.04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4.201cm" style:legend-expansion="high" chart:style-name="ch2"/>
        <chart:plot-area chart:style-name="ch3" table:cell-range-address="Sheet2.B1:Sheet2.B88" chart:data-source-has-labels="row" svg:x="0.32cm" svg:y="0.18cm" svg:width="12.323cm" svg:height="8.64cm">
          <chartooo:coordinate-region svg:x="1.047cm" svg:y="0.38cm" svg:width="11.596cm" svg:height="7.6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88" chart:label-cell-address="Sheet2.B1:Sheet2.B1" chart:class="chart:line">
            <chart:data-point chart:repeated="8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_score: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7621">
                <text:p>0.127621</text:p>
                <draw:g>
                  <svg:desc>Sheet2.B2:Sheet2.B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959">
                <text:p>0.089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924">
                <text:p>0.149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1645">
                <text:p>0.2616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70669">
                <text:p>0.3706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486">
                <text:p>0.354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9616">
                <text:p>0.2296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4371">
                <text:p>0.1043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1748">
                <text:p>0.0417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2622">
                <text:p>0.0626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4371">
                <text:p>0.1043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87867">
                <text:p>0.1878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9616">
                <text:p>0.2296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5774">
                <text:p>0.1857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77403">
                <text:p>0.1774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8095">
                <text:p>0.1680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60596">
                <text:p>0.2605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91323">
                <text:p>0.2913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2372">
                <text:p>0.3123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7839">
                <text:p>0.2678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32164">
                <text:p>0.2321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92567">
                <text:p>0.1925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61101">
                <text:p>0.1611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6209">
                <text:p>0.1262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9292">
                <text:p>0.1692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73498">
                <text:p>0.1734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9089">
                <text:p>0.1590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60364">
                <text:p>0.0603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0874">
                <text:p>0.0208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949">
                <text:p>0.039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949">
                <text:p>0.039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0364">
                <text:p>0.0603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0874">
                <text:p>0.0208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0874">
                <text:p>0.0208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9216">
                <text:p>0.0392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631">
                <text:p>0.076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08056">
                <text:p>0.1080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6884">
                <text:p>0.068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884">
                <text:p>0.068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8843">
                <text:p>0.0788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34484">
                <text:p>0.1344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9739">
                <text:p>0.097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9017">
                <text:p>0.0890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68659">
                <text:p>0.0686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06221">
                <text:p>0.1062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70885">
                <text:p>0.1708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33641">
                <text:p>0.2336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29454">
                <text:p>0.2294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47287">
                <text:p>0.1472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08025">
                <text:p>0.2080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92297">
                <text:p>0.2922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52894">
                <text:p>0.4528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70536">
                <text:p>0.4705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11666">
                <text:p>0.5116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93972">
                <text:p>0.4939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58689">
                <text:p>0.4586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97951">
                <text:p>0.3979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13363">
                <text:p>0.3133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70267">
                <text:p>0.2702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47353">
                <text:p>0.2473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31941">
                <text:p>0.3319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71157">
                <text:p>0.3711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75012">
                <text:p>0.3750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99731">
                <text:p>0.2997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84699">
                <text:p>0.1846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05719">
                <text:p>0.1057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2222">
                <text:p>0.0222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9745">
                <text:p>0.0197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9745">
                <text:p>0.0197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82367">
                <text:p>0.0823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04371">
                <text:p>0.1043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22918">
                <text:p>0.1229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60295">
                <text:p>0.0602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58037">
                <text:p>0.0580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7898">
                <text:p>0.078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1847">
                <text:p>0.118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41602">
                <text:p>0.1416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41602">
                <text:p>0.1416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43861">
                <text:p>0.1438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1238">
                <text:p>0.0812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41748">
                <text:p>0.0417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4.201cm" style:legend-expansion="high" chart:style-name="ch2"/>
        <chart:plot-area chart:style-name="ch3" table:cell-range-address="Sheet1.A1:Sheet1.A23" chart:data-source-has-labels="row" svg:x="0.32cm" svg:y="0.18cm" svg:width="12.323cm" svg:height="8.64cm">
          <chartooo:coordinate-region svg:x="1.232cm" svg:y="0.379cm" svg:width="11.22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23" chart:label-cell-address="Sheet1.A1:Sheet1.A1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_score: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2807">
                <text:p>0.162807</text:p>
                <draw:g>
                  <svg:desc>Sheet1.A2:Sheet1.A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0185">
                <text:p>0.100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103">
                <text:p>0.1251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4207">
                <text:p>0.1542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7778">
                <text:p>0.177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1111">
                <text:p>0.111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4444">
                <text:p>0.0444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2222">
                <text:p>0.022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2222">
                <text:p>0.02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0168">
                <text:p>0.0401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946">
                <text:p>0.0179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159">
                <text:p>0.0351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3557">
                <text:p>0.0735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72282">
                <text:p>0.1722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0961">
                <text:p>0.1909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2563">
                <text:p>0.1525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8265">
                <text:p>0.0882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1154">
                <text:p>0.0711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543">
                <text:p>0.075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3226">
                <text:p>0.0632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6667">
                <text:p>0.0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5319">
                <text:p>0.0653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